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7.594cm"/>
    </style:style>
    <style:style style:name="Tabela1.B" style:family="table-column">
      <style:table-column-properties style:column-width="9.419cm"/>
    </style:style>
    <style:style style:name="Tabela1.1" style:family="table-row">
      <style:table-row-properties style:min-row-height="14.208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7.091cm"/>
    </style:style>
    <style:style style:name="Tabela2.B" style:family="table-column">
      <style:table-column-properties style:column-width="9.922cm"/>
    </style:style>
    <style:style style:name="Tabela2.1" style:family="table-row">
      <style:table-row-properties style:min-row-height="13.097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7.805cm"/>
    </style:style>
    <style:style style:name="Tabela3.B" style:family="table-column">
      <style:table-column-properties style:column-width="9.208cm"/>
    </style:style>
    <style:style style:name="Tabela3.1" style:family="table-row">
      <style:table-row-properties style:min-row-height="13.6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2" style:family="paragraph" style:parent-style-name="Table_20_Contents">
      <style:paragraph-properties fo:text-align="start" style:justify-single-word="false"/>
      <style:text-properties fo:font-size="12pt" fo:font-weight="normal" officeooo:rsid="0015a97d" officeooo:paragraph-rsid="0015a97d" style:font-size-asian="10.5pt" style:font-weight-asian="normal" style:font-size-complex="12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fo:font-size="12pt" fo:font-weight="normal" officeooo:rsid="0015a97d" officeooo:paragraph-rsid="00172f45" style:font-size-asian="10.5pt" style:font-weight-asian="normal" style:font-size-complex="12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font-size="12pt" fo:font-weight="normal" officeooo:rsid="0015a97d" officeooo:paragraph-rsid="0018e862" style:font-size-asian="10.5pt" style:font-weight-asian="normal" style:font-size-complex="12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font-size="12pt" fo:font-weight="normal" officeooo:rsid="0016083e" officeooo:paragraph-rsid="0016083e" style:font-size-asian="10.5pt" style:font-weight-asian="normal" style:font-size-complex="12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font-size="12pt" fo:font-weight="normal" officeooo:rsid="0016083e" officeooo:paragraph-rsid="0018e862" style:font-size-asian="10.5pt" style:font-weight-asian="normal" style:font-size-complex="12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fo:font-size="12pt" fo:font-weight="normal" officeooo:rsid="00172f45" officeooo:paragraph-rsid="00172f45" style:font-size-asian="10.5pt" style:font-weight-asian="normal" style:font-size-complex="12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font-size="12pt" fo:font-weight="normal" officeooo:rsid="0018e862" officeooo:paragraph-rsid="0018e862" style:font-size-asian="10.5pt" style:font-weight-asian="normal" style:font-size-complex="12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fo:font-size="12pt" fo:font-weight="normal" officeooo:rsid="0015a97d" officeooo:paragraph-rsid="0015a97d" style:font-size-asian="12pt" style:font-weight-asian="normal" style:font-size-complex="12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font-size="12pt" fo:font-weight="normal" officeooo:rsid="0015a97d" officeooo:paragraph-rsid="00172f45" style:font-size-asian="12pt" style:font-weight-asian="normal" style:font-size-complex="12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font-size="12pt" fo:font-weight="normal" officeooo:rsid="0015a97d" officeooo:paragraph-rsid="0018e862" style:font-size-asian="12pt" style:font-weight-asian="normal" style:font-size-complex="12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font-size="12pt" fo:font-weight="normal" officeooo:rsid="00172f45" officeooo:paragraph-rsid="00172f45" style:font-size-asian="12pt" style:font-weight-asian="normal" style:font-size-complex="12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font-size="14pt" fo:font-weight="bold" officeooo:rsid="0015a97d" officeooo:paragraph-rsid="0015a97d" style:font-size-asian="12.25pt" style:font-weight-asian="bold" style:font-size-complex="14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font-size="14pt" fo:font-weight="bold" officeooo:rsid="0015a97d" officeooo:paragraph-rsid="00172f45" style:font-size-asian="12.25pt" style:font-weight-asian="bold" style:font-size-complex="14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font-size="14pt" fo:font-weight="bold" officeooo:rsid="0015a97d" officeooo:paragraph-rsid="0018e862" style:font-size-asian="12.25pt" style:font-weight-asian="bold" style:font-size-complex="14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size="15pt" fo:font-weight="bold" officeooo:rsid="0015a97d" officeooo:paragraph-rsid="0015a97d" style:font-size-asian="15pt" style:font-weight-asian="bold" style:font-size-complex="15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size="15pt" fo:font-weight="bold" officeooo:rsid="0015a97d" officeooo:paragraph-rsid="00172f45" style:font-size-asian="15pt" style:font-weight-asian="bold" style:font-size-complex="15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font-size="15pt" fo:font-weight="bold" officeooo:rsid="0015a97d" officeooo:paragraph-rsid="0018e862" style:font-size-asian="15pt" style:font-weight-asian="bold" style:font-size-complex="15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font-size="13pt" fo:font-weight="normal" officeooo:rsid="0015a97d" officeooo:paragraph-rsid="0015a97d" style:font-size-asian="13pt" style:font-weight-asian="normal" style:font-size-complex="13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font-size="13pt" fo:font-weight="normal" officeooo:rsid="0015a97d" officeooo:paragraph-rsid="00172f45" style:font-size-asian="13pt" style:font-weight-asian="normal" style:font-size-complex="13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font-size="13pt" fo:font-weight="normal" officeooo:rsid="0015a97d" officeooo:paragraph-rsid="0018e862" style:font-size-asian="13pt" style:font-weight-asian="normal" style:font-size-complex="13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font-size="13pt" fo:font-weight="normal" officeooo:rsid="0016083e" officeooo:paragraph-rsid="0016083e" style:font-size-asian="11.3500003814697pt" style:font-weight-asian="normal" style:font-size-complex="13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font-size="13pt" fo:font-weight="normal" officeooo:rsid="0016083e" officeooo:paragraph-rsid="00172f45" style:font-size-asian="11.3500003814697pt" style:font-weight-asian="normal" style:font-size-complex="13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font-size="13pt" fo:font-weight="normal" officeooo:rsid="0016083e" officeooo:paragraph-rsid="0018e862" style:font-size-asian="11.3500003814697pt" style:font-weight-asian="normal" style:font-size-complex="13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fo:font-weight="bold" officeooo:rsid="0015a97d" officeooo:paragraph-rsid="0015a97d" style:font-size-asian="12.25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5a97d" officeooo:paragraph-rsid="0015a97d" style:font-size-asian="10.5pt" style:font-weight-asian="normal" style:font-size-complex="12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12pt" fo:font-weight="normal" officeooo:rsid="0015a97d" officeooo:paragraph-rsid="0015a97d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5pt" fo:font-weight="bold" officeooo:rsid="0015a97d" officeooo:paragraph-rsid="0015a97d" style:font-size-asian="15pt" style:font-weight-asian="bold" style:font-size-complex="15pt" style:font-weight-complex="bold"/>
    </style:style>
    <style:style style:name="T1" style:family="text">
      <style:text-properties officeooo:rsid="0016083e"/>
    </style:style>
    <style:style style:name="T2" style:family="text">
      <style:text-properties officeooo:rsid="00172f45"/>
    </style:style>
    <style:style style:name="T3" style:family="text">
      <style:text-properties officeooo:rsid="0018e86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Descrição Geral da Interface de Usuário</text:p>
      <text:p text:style-name="P25"/>
      <text:p text:style-name="P26">Número de Telas: <text:span text:style-name="T1">5</text:span></text:p>
      <text:p text:style-name="P26"/>
      <text:list xml:id="list1643940891347934175" text:style-name="L1">
        <text:list-item>
          <text:p text:style-name="P27">Tela Principal</text:p>
        </text:list-item>
        <text:list-item>
          <text:p text:style-name="P27">Tela de Criação de Personagem</text:p>
        </text:list-item>
        <text:list-item>
          <text:p text:style-name="P27">Tela de Edição de Personagem</text:p>
        </text:list-item>
        <text:list-item>
          <text:p text:style-name="P27">Tela para Listar Todos Personagens Criados</text:p>
        </text:list-item>
        <text:list-item>
          <text:p text:style-name="P27">Tela para Exibir as Características de um Personagem</text:p>
        </text:list-item>
      </text:list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"/>
          </table:table-cell>
          <table:table-cell table:style-name="Tabela1.B1" office:value-type="string">
            <text:p text:style-name="P16">Tela Principal</text:p>
            <text:p text:style-name="P13"/>
            <text:p text:style-name="P19">Atividade associada:</text:p>
            <text:p text:style-name="P2">MainActivity</text:p>
            <text:p text:style-name="P2"/>
            <text:p text:style-name="P19">Descrição:</text:p>
            <text:p text:style-name="P9">Exibe <text:span text:style-name="T1">dois</text:span> botões pelos quais o usuário escolhe entre as ações de Criar um personagem ou Listar os personagens criados.</text:p>
            <text:p text:style-name="P9"/>
            <text:p text:style-name="P22">Telas invocadas:</text:p>
            <text:p text:style-name="P5">Tela de Criação ou Tela de Listar, à escolha do usuário.</text:p>
            <text:p text:style-name="P19"/>
            <text:p text:style-name="P19"/>
          </table:table-cell>
        </table:table-row>
      </table:table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1"/>
          </table:table-cell>
          <table:table-cell table:style-name="Tabela2.B1" office:value-type="string">
            <text:p text:style-name="P17">Tela <text:span text:style-name="T2">de Listar</text:span></text:p>
            <text:p text:style-name="P14"/>
            <text:p text:style-name="P20">Atividade associada:</text:p>
            <text:p text:style-name="P7">ListaActivity</text:p>
            <text:p text:style-name="P3"/>
            <text:p text:style-name="P20">Descrição:</text:p>
            <text:p text:style-name="P12">Exibe todos os personagens criados e ao clicar em um personagem será exibido um<text:span text:style-name="T3">a caixa de diálogo com 3 opções: excluir, selecionar e editar. Caso clique no excluir, será exibido outra caixa de diálogo para confirmação da exclusão do personagem.</text:span></text:p>
            <text:p text:style-name="P10"/>
            <text:p text:style-name="P23">Telas invocadas:</text:p>
            <text:p text:style-name="P8">Tela de Edição e Tela de Seleção, à escolha do usuário.</text:p>
          </table:table-cell>
        </table:table-row>
      </table:table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1"/>
          </table:table-cell>
          <table:table-cell table:style-name="Tabela3.B1" office:value-type="string">
            <text:p text:style-name="P18">Tela <text:span text:style-name="T3">de Criação</text:span></text:p>
            <text:p text:style-name="P15"/>
            <text:p text:style-name="P21">Atividade associada:</text:p>
            <text:p text:style-name="P8">CriaActivity</text:p>
            <text:p text:style-name="P4"/>
            <text:p text:style-name="P21">Descrição:</text:p>
            <text:p text:style-name="P11">Exibe <text:span text:style-name="T1">dois</text:span> botões pelos quais o usuário escolhe entre as ações de Criar um personagem ou Listar os personagens criados.</text:p>
            <text:p text:style-name="P11"/>
            <text:p text:style-name="P24">Telas invocadas:</text:p>
            <text:p text:style-name="P6">Tela de Criação ou Tela de Listar, à escolha do usuário.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07:27:10.572749624</meta:creation-date>
    <dc:date>2017-10-18T10:24:10.731960383</dc:date>
    <meta:editing-duration>PT2H5M38S</meta:editing-duration>
    <meta:editing-cycles>2</meta:editing-cycles>
    <meta:generator>LibreOffice/5.1.6.2$Linux_X86_64 LibreOffice_project/10m0$Build-2</meta:generator>
    <meta:document-statistic meta:table-count="3" meta:image-count="0" meta:object-count="0" meta:page-count="4" meta:paragraph-count="28" meta:word-count="180" meta:character-count="1095" meta:non-whitespace-character-count="948"/>
  </office:meta>
</office:document-meta>
</file>